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Edwardian Script ITC" svg:font-family="'Edwardian Script ITC'" style:font-family-generic="script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otype Corsiva" svg:font-family="'Monotype Corsiva'" style:font-family-generic="script" style:font-pitch="variable"/>
    <style:font-face style:name="Noto Sans" svg:font-family="'Noto Sans'" style:font-family-generic="roman" style:font-pitch="variable"/>
    <style:font-face style:name="Segoe Script" svg:font-family="'Segoe Script'" style:font-family-generic="script" style:font-pitch="variable"/>
    <style:font-face style:name="Segoe UI" svg:font-family="'Segoe UI'"/>
    <style:font-face style:name="Segoe UI1" svg:font-family="'Segoe UI'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328cm"/>
      <style:paragraph-properties style:writing-mode="lr-tb"/>
    </style:style>
    <style:style style:name="pr4" style:family="presentation" style:parent-style-name="Blue_5f_Curve1-outline1">
      <style:graphic-properties fo:min-height="10.001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.374cm" fo:margin-bottom="0cm" fo:text-indent="0cm" style:writing-mode="lr-tb"/>
    </style:style>
    <style:style style:name="P4" style:family="paragraph">
      <style:paragraph-properties fo:text-align="center"/>
    </style:style>
    <style:style style:name="T1" style:family="text">
      <style:text-properties style:text-position="-8% 58%"/>
    </style:style>
    <style:style style:name="T2" style:family="text">
      <style:text-properties style:text-position="0% 100%" style:font-name="Segoe UI" style:font-name-asian="Segoe UI" style:font-name-complex="Segoe UI"/>
    </style:style>
    <style:style style:name="T3" style:family="text">
      <style:text-properties style:text-position="-8% 58%" style:font-name="Segoe UI" style:font-name-asian="Segoe UI" style:font-name-complex="Segoe UI"/>
    </style:style>
    <style:style style:name="T4" style:family="text">
      <style:text-properties fo:font-variant="normal" fo:text-transform="none" fo:color="#009bdd" loext:opacity="100%" style:text-outline="false" style:text-line-through-style="none" style:text-line-through-type="none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9bdd" loext:opacity="100%" style:text-outline="false" style:text-line-through-style="none" style:text-line-through-type="none" style:text-position="-8% 58%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9bdd" loext:opacity="100%" style:text-outline="false" style:text-line-through-style="none" style:text-line-through-type="none" style:text-position="0% 100%" style:font-name="Segoe UI" fo:font-size="21pt" fo:font-style="normal" fo:text-shadow="none" style:text-underline-style="none" fo:font-weight="normal" style:letter-kerning="true" fo:background-color="transparent" style:font-name-asian="Segoe UI" style:font-size-asian="21pt" style:font-style-asian="normal" style:font-weight-asian="normal" style:font-name-complex="Segoe UI" style:font-size-complex="21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Segoe UI" style:font-name-asian="Segoe UI" style:font-name-complex="Segoe UI"/>
    </style:style>
    <style:style style:name="T8" style:family="text">
      <style:text-properties fo:font-variant="normal" fo:text-transform="none" fo:color="#009bdd" loext:opacity="100%" style:text-outline="false" style:text-line-through-style="none" style:text-line-through-type="none" style:font-name="Segoe UI" fo:font-size="24pt" fo:font-style="normal" fo:text-shadow="none" style:text-underline-style="none" fo:font-weight="normal" style:letter-kerning="true" fo:background-color="transparent" style:font-name-asian="Segoe UI" style:font-size-asian="24pt" style:font-style-asian="normal" style:font-weight-asian="normal" style:font-name-complex="Segoe UI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9bdd" loext:opacity="100%" style:text-outline="false" style:text-line-through-style="none" style:text-line-through-type="none" style:text-position="-8% 58%" style:font-name="Segoe UI" fo:font-size="24pt" fo:font-style="normal" fo:text-shadow="none" style:text-underline-style="none" fo:font-weight="normal" style:letter-kerning="true" fo:background-color="transparent" style:font-name-asian="Segoe UI" style:font-size-asian="24pt" style:font-style-asian="normal" style:font-weight-asian="normal" style:font-name-complex="Segoe U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9bdd" loext:opacity="100%" style:text-outline="false" style:text-line-through-style="none" style:text-line-through-type="none" style:text-position="0% 100%" style:font-name="Segoe UI" fo:font-size="24pt" fo:font-style="normal" fo:text-shadow="none" style:text-underline-style="none" fo:font-weight="normal" style:letter-kerning="true" fo:background-color="transparent" style:font-name-asian="Segoe UI" style:font-size-asian="24pt" style:font-style-asian="normal" style:font-weight-asian="normal" style:font-name-complex="Segoe U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9bdd" loext:opacity="100%" style:text-outline="false" style:text-line-through-style="none" style:text-line-through-type="none" style:font-name="Monotype Corsiva" fo:font-size="24pt" fo:font-style="normal" fo:text-shadow="none" style:text-underline-style="none" fo:font-weight="normal" style:letter-kerning="true" fo:background-color="transparent" style:font-name-asian="Segoe UI" style:font-size-asian="24pt" style:font-style-asian="normal" style:font-weight-asian="normal" style:font-name-complex="Segoe U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position="33% 58%" style:font-name="Segoe UI" style:font-name-asian="Segoe UI" style:font-name-complex="Segoe UI"/>
    </style:style>
    <style:style style:name="T13" style:family="text">
      <style:text-properties fo:font-variant="normal" fo:text-transform="none" fo:color="#009bdd" loext:opacity="100%" style:text-outline="false" style:text-line-through-style="none" style:text-line-through-type="none" style:text-position="33% 58%" style:font-name="Segoe UI" fo:font-size="24pt" fo:font-style="normal" fo:text-shadow="none" style:text-underline-style="none" fo:font-weight="normal" style:letter-kerning="true" fo:background-color="transparent" style:font-name-asian="Segoe UI" style:font-size-asian="24pt" style:font-style-asian="normal" style:font-weight-asian="normal" style:font-name-complex="Segoe UI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>Micromouse<text:line-break/>6- Filtre de Kalma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Notations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header>
                <text:p text:style-name="P1">X = état</text:p>
                <text:list>
                  <text:list-item>
                    <text:p text:style-name="P1">Position (x,y), cap h</text:p>
                  </text:list-item>
                  <text:list-item>
                    <text:p text:style-name="P1">Vitesse longitudinale s<text:span text:style-name="T1">l</text:span> rotationnelle s<text:span text:style-name="T1">r</text:span></text:p>
                  </text:list-item>
                </text:list>
                <text:p text:style-name="P1">Y = mesures</text:p>
                <text:list>
                  <text:list-item>
                    <text:p text:style-name="P1">Capteurs de distance L, F et R</text:p>
                  </text:list-item>
                  <text:list-item>
                    <text:p text:style-name="P1">Encodeurs L et R</text:p>
                  </text:list-item>
                </text:list>
                <text:p text:style-name="P1">U = commandes</text:p>
                <text:list>
                  <text:list-item>
                    <text:p text:style-name="P1">Commande des moteurs L et R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Prédiction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1">X<text:span text:style-name="T1">k+1</text:span> = <text:span text:style-name="T2">F(X</text:span><text:span text:style-name="T3">k</text:span><text:span text:style-name="T2">, Δt) + B(U)</text:span></text:p>
                <text:list>
                  <text:list-item>
                    <text:p text:style-name="P1">F = fonction de transition, prend la position et la vitesse en paramètre</text:p>
                  </text:list-item>
                  <text:list-item>
                    <text:p text:style-name="P1">B = impact des commandes sur l’état (modifie la vitesse) - ignoré</text:p>
                  </text:list-item>
                </text:list>
                <text:p text:style-name="P1">Le KF est un filtre linéaire : F est une matrice et <text:span text:style-name="T4">X</text:span><text:span text:style-name="T5">k+1</text:span><text:span text:style-name="T4"> = </text:span><text:span text:style-name="T6">F</text:span><text:span text:style-name="T3">Δt</text:span><text:span text:style-name="T2">.X</text:span><text:span text:style-name="T3">k</text:span><text:span text:style-name="T2"> </text:span></text:p>
                <text:p text:style-name="P3"><text:span text:style-name="T7">Exemple en 1 dimension : X = (x,s) position + vitesse</text:span></text:p>
                <text:list>
                  <text:list-item>
                    <text:p text:style-name="P1"><text:span text:style-name="T8">x</text:span><text:span text:style-name="T9">k+1</text:span><text:span text:style-name="T8"> = x</text:span><text:span text:style-name="T9">k</text:span><text:span text:style-name="T10"> + </text:span><text:span text:style-name="T2">Δt.s</text:span><text:span text:style-name="T3">k</text:span><text:span text:style-name="T2"> et s</text:span><text:span text:style-name="T3">k+1</text:span><text:span text:style-name="T2">=s</text:span><text:span text:style-name="T3">k</text:span><text:span text:style-name="T2"> (vitesse constante) ⇒ F= </text:span></text:p>
                  </text:list-item>
                </text:list>
                <text:p text:style-name="P1"><text:span text:style-name="T2">La phase de prédiction permet d’estimer la nouvelle position</text:span></text:p>
              </text:list-header>
            </text:list>
          </draw:text-box>
        </draw:frame>
        <draw:frame draw:style-name="gr2" draw:text-style-name="P4" draw:layer="layout" svg:width="1.442cm" svg:height="1.072cm" svg:x="20cm" svg:y="9.82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Prédiction</text:p>
          </draw:text-box>
        </draw:frame>
        <draw:frame presentation:style-name="pr4" draw:text-style-name="P1" draw:layer="layout" svg:width="26.5cm" svg:height="10cm" svg:x="1cm" svg:y="3cm" presentation:class="outline" presentation:user-transformed="true">
          <draw:text-box>
            <text:list text:style-name="L2">
              <text:list-item>
                <text:p text:style-name="P3"><text:span text:style-name="T8">X</text:span><text:span text:style-name="T9">k</text:span><text:span text:style-name="T8"> est une variable aléatoire gaussienne </text:span><text:span text:style-name="T11">N</text:span><text:span text:style-name="T8">(</text:span><text:span text:style-name="T8">μ</text:span><text:span text:style-name="T8">, </text:span><text:span text:style-name="T7">σ</text:span><text:span text:style-name="T12">2</text:span><text:span text:style-name="T7">) de dimension d</text:span><text:span text:style-name="T7">.</text:span></text:p>
              </text:list-item>
              <text:list-item>
                <text:p text:style-name="P3"><text:span text:style-name="T8">μ est un vecteur de dimension d et σ</text:span><text:span text:style-name="T13">2</text:span><text:span text:style-name="T10"> une matrice dxd (covariance).</text:span></text:p>
              </text:list-item>
              <text:list-item>
                <text:p text:style-name="P3"><text:span text:style-name="T8">La position la plus vraisemblable est </text:span><text:span text:style-name="T7">μ</text:span></text:p>
              </text:list-item>
              <text:list-item>
                <text:p text:style-name="P3"><text:span text:style-name="T8">La phase prédiction permet de calculer μ, </text:span><text:span text:style-name="T7">σ</text:span><text:span text:style-name="T12">2</text:span><text:span text:style-name="T2"> à l’étape k+1</text:span></text:p>
                <text:list>
                  <text:list-header>
                    <text:p text:style-name="P1"><text:span text:style-name="T10">μ</text:span><text:span text:style-name="T9">k+1</text:span><text:span text:style-name="T10">=Fμ</text:span><text:span text:style-name="T9">k <text:s text:c="15"/></text:span><text:span text:style-name="T10">σ</text:span><text:span text:style-name="T9">k+1</text:span><text:span text:style-name="T13">2</text:span><text:span text:style-name="T10">=F.σ</text:span><text:span text:style-name="T9">k</text:span><text:span text:style-name="T12">2</text:span><text:span text:style-name="T2">.F</text:span><text:span text:style-name="T12">T</text:span></text:p>
                  </text:list-header>
                </text:list>
              </text:list-item>
              <text:list-item>
                <text:p text:style-name="P1"><text:span text:style-name="T2">La covariance va augmenter puisqu’on combine l’incertitude sur la position avec l’incertitude sur la vitesse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Update</text:p>
          </draw:text-box>
        </draw:frame>
        <draw:frame presentation:style-name="pr4" draw:text-style-name="P1" draw:layer="layout" svg:width="26.5cm" svg:height="10cm" svg:x="1cm" svg:y="3cm" presentation:class="outlin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Edwardian Script ITC" svg:font-family="'Edwardian Script ITC'" style:font-family-generic="script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otype Corsiva" svg:font-family="'Monotype Corsiva'" style:font-family-generic="script" style:font-pitch="variable"/>
    <style:font-face style:name="Noto Sans" svg:font-family="'Noto Sans'" style:font-family-generic="roman" style:font-pitch="variable"/>
    <style:font-face style:name="Segoe Script" svg:font-family="'Segoe Script'" style:font-family-generic="script" style:font-pitch="variable"/>
    <style:font-face style:name="Segoe UI" svg:font-family="'Segoe UI'"/>
    <style:font-face style:name="Segoe UI1" svg:font-family="'Segoe UI'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fr" fo:country="FR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362cm" fo:min-width="27.5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2-12T18:58:13.993000000</meta:creation-date>
    <meta:editing-duration>P12DT15H21M1S</meta:editing-duration>
    <meta:editing-cycles>110</meta:editing-cycles>
    <meta:generator>LibreOffice/7.4.5.1$Windows_x86 LibreOffice_project/9c0871452b3918c1019dde9bfac75448afc4b57f</meta:generator>
    <dc:title>Blue Curve</dc:title>
    <dc:date>2023-05-30T22:53:54.904000000</dc:date>
    <meta:document-statistic meta:object-count="53"/>
  </office:meta>
</office:document-meta>
</file>

<file path=Object 1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1</mn>
            </mtd>
            <mtd>
              <mi mathvariant="italic">Δt</mi>
            </mtd>
          </mtr>
          <mtr>
            <mtd>
              <mn>0</mn>
            </mtd>
            <mtd>
              <mn>1</mn>
            </mtd>
          </mtr>
        </mtable>
      </mrow>
      <mo fence="true" form="postfix" stretchy="true">]</mo>
    </mrow>
    <annotation encoding="StarMath 5.0">left [ matrix{ 1 # Δt ## 0 # 1  } right ]</annotation>
  </semantics>
</math>
</file>